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 Y coordinate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A4]-[.A2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/>
          <table:table-cell table:formula="of:=[.A6]-[.A4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table:formula="of:=[.A8]-[.A6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7-02-02T20:45:15.156623000</meta:creation-date>
    <dc:date>2017-02-02T20:47:00.846824000</dc:date>
    <dc:creator>Slavko Zagorac</dc:creator>
    <meta:editing-duration>PT1M45S</meta:editing-duration>
    <meta:editing-cycles>2</meta:editing-cycles>
    <meta:generator>LibreOffice/5.1.3.2$MacOSX_X86_64 LibreOffice_project/644e4637d1d8544fd9f56425bd6cec110e49301b</meta:generator>
    <meta:document-statistic meta:table-count="1" meta:cell-count="9" meta:object-count="0"/>
  </office:meta>
</office:document-meta>
</file>